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 svg:panose-1="2 2 6 3 5 4 5 2 3 4"/>
    <style:font-face style:name="Open Sans" svg:font-family="Open Sans" style:font-family-generic="swiss" style:font-pitch="variable" svg:panose-1="2 11 6 6 3 5 4 2 2 4"/>
    <style:font-face style:name="Kozuka Gothic Pr6N L" svg:font-family="Kozuka Gothic Pr6N L" style:font-family-generic="swiss" style:font-pitch="variable" svg:panose-1="2 11 2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8">
      <text:list-level-style-bullet text:level="1" text:style-name="WW_CharLFO18LVL1" text:bullet-char="–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style:font-name="Open Sans" style:font-name-asian="Kozuka Gothic Pr6N L" style:font-name-complex="Open Sans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00%"/>
      <style:text-properties style:font-name="Open Sans" style:font-name-asian="Kozuka Gothic Pr6N L" style:font-name-complex="Open Sans" fo:font-size="8.5pt" style:font-size-asian="8.5pt" style:font-size-complex="8.5pt"/>
    </style:style>
    <style:style style:name="TableColumn5" style:family="table-column">
      <style:table-column-properties style:column-width="0.3763in" style:use-optimal-column-width="false"/>
    </style:style>
    <style:style style:name="TableColumn6" style:family="table-column">
      <style:table-column-properties style:column-width="1.25in" style:use-optimal-column-width="false"/>
    </style:style>
    <style:style style:name="TableColumn7" style:family="table-column">
      <style:table-column-properties style:column-width="1.5381in" style:use-optimal-column-width="false"/>
    </style:style>
    <style:style style:name="TableColumn8" style:family="table-column">
      <style:table-column-properties style:column-width="3.959in" style:use-optimal-column-width="false"/>
    </style:style>
    <style:style style:name="Table4" style:family="table">
      <style:table-properties style:width="7.1236in" fo:margin-left="-0.07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in" fo:padding-left="0.0798in" fo:padding-bottom="0.0798in" fo:padding-right="0.0798in"/>
    </style:style>
    <style:style style:name="P11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P12" style:parent-style-name="Standard" style:family="paragraph">
      <style:paragraph-properties fo:margin-bottom="0in" fo:line-height="100%"/>
    </style:style>
    <style:style style:name="T13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4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P15" style:parent-style-name="Standard" style:family="paragraph">
      <style:paragraph-properties fo:margin-bottom="0in" fo:line-height="100%"/>
    </style:style>
    <style:style style:name="T16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7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Cell18" style:family="table-cell">
      <style:table-cell-properties fo:border="none" style:writing-mode="lr-tb" fo:padding-top="0in" fo:padding-left="0.0798in" fo:padding-bottom="0.0798in" fo:padding-right="0.0798in"/>
    </style:style>
    <style:style style:name="P19" style:parent-style-name="Standard" style:family="paragraph">
      <style:paragraph-properties fo:text-align="end" fo:margin-bottom="0in" fo:line-height="100%"/>
      <style:text-properties style:font-name="Open Sans" style:font-name-asian="Kozuka Gothic Pr6N L" style:font-name-complex="Open Sans" fo:font-size="8.5pt" style:font-size-asian="8.5pt" style:font-size-complex="8.5pt"/>
    </style:style>
    <style:style style:name="P20" style:parent-style-name="Standard" style:family="paragraph">
      <style:paragraph-properties fo:text-align="end" fo:margin-bottom="0in" fo:line-height="100%"/>
      <style:text-properties style:font-name="Open Sans" style:font-name-asian="Kozuka Gothic Pr6N L" style:font-name-complex="Open Sans" fo:font-size="8.5pt" style:font-size-asian="8.5pt" style:font-size-complex="8.5pt"/>
    </style:style>
    <style:style style:name="P21" style:parent-style-name="Standard" style:family="paragraph">
      <style:paragraph-properties fo:text-align="end" fo:margin-bottom="0in" fo:line-height="100%"/>
      <style:text-properties style:font-name="Open Sans" style:font-name-asian="Kozuka Gothic Pr6N L" style:font-name-complex="Open Sans" fo:font-size="8.5pt" style:font-size-asian="8.5pt" style:font-size-complex="8.5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none" fo:border-bottom="0.0034in solid #000000" fo:border-right="none" style:writing-mode="lr-tb" fo:padding-top="0.0402in" fo:padding-left="0.0798in" fo:padding-bottom="0in" fo:padding-right="0.0798in"/>
    </style:style>
    <style:style style:name="P24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.0402in" fo:padding-left="0.0798in" fo:padding-bottom="0.0402in" fo:padding-right="0.0798in"/>
    </style:style>
    <style:style style:name="P27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Cell28" style:family="table-cell">
      <style:table-cell-properties fo:border="none" style:writing-mode="lr-tb" fo:padding-top="0.0402in" fo:padding-left="0.0798in" fo:padding-bottom="0.0402in" fo:padding-right="0.0798in"/>
    </style:style>
    <style:style style:name="P29" style:parent-style-name="Standard" style:family="paragraph">
      <style:paragraph-properties fo:margin-bottom="0in" fo:line-height="100%"/>
    </style:style>
    <style:style style:name="T30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31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32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33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34" style:parent-style-name="DefaultParagraphFont" style:family="text">
      <style:text-properties style:font-name="Open Sans" style:font-name-asian="Kozuka Gothic Pr6N L" style:font-name-complex="Open Sans" fo:font-weight="bold" style:font-weight-asian="bold" style:font-weight-complex="bold" fo:font-size="8.5pt" style:font-size-asian="8.5pt" style:font-size-complex="8.5pt"/>
    </style:style>
    <style:style style:name="T35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36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37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3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39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4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41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42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P43" style:parent-style-name="Standard" style:family="paragraph">
      <style:paragraph-properties fo:margin-bottom="0in" fo:line-height="100%"/>
    </style:style>
    <style:style style:name="T44" style:parent-style-name="DefaultParagraphFont" style:family="text">
      <style:text-properties style:font-name="Open Sans" style:font-name-asian="Kozuka Gothic Pr6N L" style:font-name-complex="Open Sans" fo:font-weight="bold" style:font-weight-asian="bold" style:font-weight-complex="bold" fo:font-style="italic" style:font-style-asian="italic" style:font-style-complex="italic" fo:font-size="8.5pt" style:font-size-asian="8.5pt" style:font-size-complex="8.5pt"/>
    </style:style>
    <style:style style:name="T45" style:parent-style-name="DefaultParagraphFont" style:family="text">
      <style:text-properties style:font-name="Open Sans" style:font-name-asian="Kozuka Gothic Pr6N L" style:font-name-complex="Open Sans" fo:font-style="italic" style:font-style-asian="italic" style:font-style-complex="italic" fo:font-size="8.5pt" style:font-size-asian="8.5pt" style:font-size-complex="8.5pt"/>
    </style:style>
    <style:style style:name="P46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P47" style:parent-style-name="Standard" style:family="paragraph">
      <style:paragraph-properties fo:margin-bottom="0in" fo:line-height="100%"/>
    </style:style>
    <style:style style:name="T48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49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50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51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52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53" style:parent-style-name="DefaultParagraphFont" style:family="text">
      <style:text-properties style:font-name="Open Sans" style:font-name-asian="Kozuka Gothic Pr6N L" style:font-name-complex="Open Sans" fo:font-weight="bold" style:font-weight-asian="bold" style:font-weight-complex="bold" fo:font-size="8.5pt" style:font-size-asian="8.5pt" style:font-size-complex="8.5pt"/>
    </style:style>
    <style:style style:name="T5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55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56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57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P58" style:parent-style-name="Standard" style:family="paragraph">
      <style:paragraph-properties fo:margin-bottom="0in" fo:line-height="100%"/>
    </style:style>
    <style:style style:name="T59" style:parent-style-name="DefaultParagraphFont" style:family="text">
      <style:text-properties style:font-name="Open Sans" style:font-name-asian="Kozuka Gothic Pr6N L" style:font-name-complex="Open Sans" fo:font-weight="bold" style:font-weight-asian="bold" style:font-weight-complex="bold" fo:font-style="italic" style:font-style-asian="italic" style:font-style-complex="italic" fo:font-size="8.5pt" style:font-size-asian="8.5pt" style:font-size-complex="8.5pt"/>
    </style:style>
    <style:style style:name="T60" style:parent-style-name="DefaultParagraphFont" style:family="text">
      <style:text-properties style:font-name="Open Sans" style:font-name-asian="Kozuka Gothic Pr6N L" style:font-name-complex="Open Sans" fo:font-style="italic" style:font-style-asian="italic" style:font-style-complex="italic" fo:font-size="8.5pt" style:font-size-asian="8.5pt" style:font-size-complex="8.5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402in" fo:padding-left="0.0798in" fo:padding-bottom="0in" fo:padding-right="0.0798in"/>
    </style:style>
    <style:style style:name="P63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.0402in" fo:padding-left="0.0798in" fo:padding-bottom="0in" fo:padding-right="0.0798in"/>
    </style:style>
    <style:style style:name="P66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Cell67" style:family="table-cell">
      <style:table-cell-properties fo:border="none" style:writing-mode="lr-tb" fo:padding-top="0.0402in" fo:padding-left="0.0798in" fo:padding-bottom="0in" fo:padding-right="0.0798in"/>
    </style:style>
    <style:style style:name="P68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P69" style:parent-style-name="Standard" style:family="paragraph">
      <style:paragraph-properties fo:margin-bottom="0in" fo:line-height="100%"/>
    </style:style>
    <style:style style:name="T70" style:parent-style-name="DefaultParagraphFont" style:family="text">
      <style:text-properties style:font-name="Open Sans" style:font-name-asian="Kozuka Gothic Pr6N L" style:font-name-complex="Open Sans" fo:font-weight="bold" style:font-weight-asian="bold" fo:font-style="italic" style:font-style-asian="italic" style:font-style-complex="italic" fo:font-size="8.5pt" style:font-size-asian="8.5pt" style:font-size-complex="8.5pt"/>
    </style:style>
    <style:style style:name="T71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72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73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7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75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P76" style:parent-style-name="ListParagraph" style:list-style-name="WWNum12" style:family="paragraph">
      <style:paragraph-properties fo:margin-bottom="0in" fo:line-height="100%"/>
    </style:style>
    <style:style style:name="T77" style:parent-style-name="DefaultParagraphFont" style:family="text">
      <style:text-properties style:font-name="Open Sans" style:font-name-complex="Open Sans" fo:font-size="8.5pt" style:font-size-asian="8.5pt" style:font-size-complex="8.5pt"/>
    </style:style>
    <style:style style:name="T78" style:parent-style-name="DefaultParagraphFont" style:family="text">
      <style:text-properties style:font-name="Open Sans" style:font-name-complex="Open Sans" fo:font-size="8.5pt" style:font-size-asian="8.5pt" style:font-size-complex="8.5pt"/>
    </style:style>
    <style:style style:name="T79" style:parent-style-name="DefaultParagraphFont" style:family="text">
      <style:text-properties style:font-name="Open Sans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="Open Sans" style:font-name-complex="Open Sans" fo:font-size="8.5pt" style:font-size-asian="8.5pt" style:font-size-complex="8.5pt"/>
    </style:style>
    <style:style style:name="T81" style:parent-style-name="DefaultParagraphFont" style:family="text">
      <style:text-properties style:font-name="Open Sans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style:font-name="Open Sans" style:font-name-complex="Open Sans" fo:font-size="8.5pt" style:font-size-asian="8.5pt" style:font-size-complex="8.5pt"/>
    </style:style>
    <style:style style:name="T83" style:parent-style-name="DefaultParagraphFont" style:family="text">
      <style:text-properties style:font-name="Open Sans" style:font-name-complex="Open Sans" fo:font-size="8.5pt" style:font-size-asian="8.5pt" style:font-size-complex="8.5pt"/>
    </style:style>
    <style:style style:name="P84" style:parent-style-name="ListParagraph" style:list-style-name="WWNum12" style:family="paragraph">
      <style:paragraph-properties fo:margin-bottom="0in" fo:line-height="100%"/>
    </style:style>
    <style:style style:name="T85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86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87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89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91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P93" style:parent-style-name="ListParagraph" style:list-style-name="WWNum12" style:family="paragraph">
      <style:paragraph-properties fo:margin-bottom="0in" fo:line-height="100%"/>
    </style:style>
    <style:style style:name="T9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95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96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97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9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P99" style:parent-style-name="ListParagraph" style:list-style-name="WWNum12" style:family="paragraph">
      <style:paragraph-properties fo:margin-bottom="0in" fo:line-height="100%"/>
    </style:style>
    <style:style style:name="T10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01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03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P104" style:parent-style-name="ListParagraph" style:list-style-name="WWNum12" style:family="paragraph">
      <style:paragraph-properties fo:margin-bottom="0in" fo:line-height="100%"/>
    </style:style>
    <style:style style:name="T105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06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10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09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11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P112" style:parent-style-name="ListParagraph" style:family="paragraph">
      <style:paragraph-properties fo:margin-bottom="0in" fo:line-height="100%" fo:margin-left="0in">
        <style:tab-stops/>
      </style:paragraph-properties>
      <style:text-properties style:font-name="Open Sans" style:font-name-asian="Kozuka Gothic Pr6N L" style:font-name-complex="Open Sans" fo:font-size="8.5pt" style:font-size-asian="8.5pt" style:font-size-complex="8.5pt"/>
    </style:style>
    <style:style style:name="P113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P114" style:parent-style-name="Standard" style:family="paragraph">
      <style:paragraph-properties fo:margin-bottom="0in" fo:line-height="100%"/>
    </style:style>
    <style:style style:name="T115" style:parent-style-name="DefaultParagraphFont" style:family="text">
      <style:text-properties style:font-name="Open Sans" style:font-name-asian="Kozuka Gothic Pr6N L" style:font-name-complex="Open Sans" fo:font-weight="bold" style:font-weight-asian="bold" fo:font-style="italic" style:font-style-asian="italic" style:font-style-complex="italic" fo:font-size="8.5pt" style:font-size-asian="8.5pt" style:font-size-complex="8.5pt"/>
    </style:style>
    <style:style style:name="T116" style:parent-style-name="DefaultParagraphFont" style:family="text">
      <style:text-properties style:font-name="Open Sans" style:font-name-asian="Kozuka Gothic Pr6N L" style:font-name-complex="Open Sans" fo:font-weight="bold" style:font-weight-asian="bold" fo:font-style="italic" style:font-style-asian="italic" style:font-style-complex="italic" fo:font-size="8.5pt" style:font-size-asian="8.5pt" style:font-size-complex="8.5pt"/>
    </style:style>
    <style:style style:name="T117" style:parent-style-name="DefaultParagraphFont" style:family="text">
      <style:text-properties style:font-name="Open Sans" style:font-name-asian="Kozuka Gothic Pr6N L" style:font-name-complex="Open Sans" fo:font-weight="bold" style:font-weight-asian="bold" fo:font-style="italic" style:font-style-asian="italic" style:font-style-complex="italic" fo:font-size="8.5pt" style:font-size-asian="8.5pt" style:font-size-complex="8.5pt"/>
    </style:style>
    <style:style style:name="T118" style:parent-style-name="DefaultParagraphFont" style:family="text">
      <style:text-properties style:font-name="Open Sans" style:font-name-asian="Kozuka Gothic Pr6N L" style:font-name-complex="Open Sans" fo:font-weight="bold" style:font-weight-asian="bold" fo:font-style="italic" style:font-style-asian="italic" style:font-style-complex="italic" fo:font-size="8.5pt" style:font-size-asian="8.5pt" style:font-size-complex="8.5pt"/>
    </style:style>
    <style:style style:name="T119" style:parent-style-name="DefaultParagraphFont" style:family="text">
      <style:text-properties style:font-name="Open Sans" style:font-name-asian="Kozuka Gothic Pr6N L" style:font-name-complex="Open Sans" fo:font-weight="bold" style:font-weight-asian="bold" fo:font-style="italic" style:font-style-asian="italic" style:font-style-complex="italic" fo:font-size="8.5pt" style:font-size-asian="8.5pt" style:font-size-complex="8.5pt"/>
    </style:style>
    <style:style style:name="T120" style:parent-style-name="DefaultParagraphFont" style:family="text">
      <style:text-properties style:font-name="Open Sans" style:font-name-asian="Kozuka Gothic Pr6N L" style:font-name-complex="Open Sans" fo:font-weight="bold" style:font-weight-asian="bold" fo:font-style="italic" style:font-style-asian="italic" style:font-style-complex="italic" fo:font-size="8.5pt" style:font-size-asian="8.5pt" style:font-size-complex="8.5pt"/>
    </style:style>
    <style:style style:name="T121" style:parent-style-name="DefaultParagraphFont" style:family="text">
      <style:text-properties style:font-name="Open Sans" style:font-name-asian="Kozuka Gothic Pr6N L" style:font-name-complex="Open Sans" fo:font-weight="bold" style:font-weight-asian="bold" fo:font-style="italic" style:font-style-asian="italic" style:font-style-complex="italic" fo:font-size="8.5pt" style:font-size-asian="8.5pt" style:font-size-complex="8.5pt"/>
    </style:style>
    <style:style style:name="T122" style:parent-style-name="DefaultParagraphFont" style:family="text">
      <style:text-properties style:font-name="Open Sans" style:font-name-asian="Kozuka Gothic Pr6N L" style:font-name-complex="Open Sans" fo:font-weight="bold" style:font-weight-asian="bold" fo:font-style="italic" style:font-style-asian="italic" style:font-style-complex="italic" fo:font-size="8.5pt" style:font-size-asian="8.5pt" style:font-size-complex="8.5pt"/>
    </style:style>
    <style:style style:name="T123" style:parent-style-name="DefaultParagraphFont" style:family="text">
      <style:text-properties style:font-name="Open Sans" style:font-name-asian="Kozuka Gothic Pr6N L" style:font-name-complex="Open Sans" fo:font-weight="bold" style:font-weight-asian="bold" fo:font-style="italic" style:font-style-asian="italic" fo:font-size="8.5pt" style:font-size-asian="8.5pt" style:font-size-complex="8.5pt"/>
    </style:style>
    <style:style style:name="T124" style:parent-style-name="DefaultParagraphFont" style:family="text">
      <style:text-properties style:font-name="Open Sans" style:font-name-asian="Kozuka Gothic Pr6N L" style:font-name-complex="Open Sans" fo:font-weight="bold" style:font-weight-asian="bold" style:font-weight-complex="bold" fo:font-size="8.5pt" style:font-size-asian="8.5pt" style:font-size-complex="8.5pt"/>
    </style:style>
    <style:style style:name="P125" style:parent-style-name="ListParagraph" style:list-style-name="WWNum11" style:family="paragraph">
      <style:paragraph-properties fo:margin-bottom="0in" fo:line-height="100%"/>
      <style:text-properties style:font-name="Open Sans" style:font-name-asian="Kozuka Gothic Pr6N L" style:font-name-complex="Open Sans" fo:font-size="8.5pt" style:font-size-asian="8.5pt" style:font-size-complex="8.5pt"/>
    </style:style>
    <style:style style:name="P126" style:parent-style-name="ListParagraph" style:list-style-name="WWNum11" style:family="paragraph">
      <style:paragraph-properties fo:margin-bottom="0in" fo:line-height="100%"/>
    </style:style>
    <style:style style:name="T127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2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29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3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31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P132" style:parent-style-name="ListParagraph" style:list-style-name="WWNum11" style:family="paragraph">
      <style:paragraph-properties fo:margin-bottom="0in" fo:line-height="100%"/>
      <style:text-properties style:font-name="Open Sans" style:font-name-asian="Kozuka Gothic Pr6N L" style:font-name-complex="Open Sans" fo:font-size="8.5pt" style:font-size-asian="8.5pt" style:font-size-complex="8.5pt"/>
    </style:style>
    <style:style style:name="P133" style:parent-style-name="ListParagraph" style:list-style-name="WWNum11" style:family="paragraph">
      <style:paragraph-properties fo:margin-bottom="0in" fo:line-height="100%"/>
      <style:text-properties style:font-name="Open Sans" style:font-name-asian="Kozuka Gothic Pr6N L" style:font-name-complex="Open Sans" fo:font-size="8.5pt" style:font-size-asian="8.5pt" style:font-size-complex="8.5pt"/>
    </style:style>
    <style:style style:name="P134" style:parent-style-name="ListParagraph" style:list-style-name="WWNum11" style:family="paragraph">
      <style:paragraph-properties fo:margin-bottom="0in" fo:line-height="100%"/>
      <style:text-properties style:font-name="Open Sans" style:font-name-asian="Kozuka Gothic Pr6N L" style:font-name-complex="Open Sans" fo:font-size="8.5pt" style:font-size-asian="8.5pt" style:font-size-complex="8.5pt"/>
    </style:style>
    <style:style style:name="P135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size="8.5pt" style:font-size-asian="8.5pt" style:font-size-complex="8.5pt"/>
    </style:style>
    <style:style style:name="P136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P137" style:parent-style-name="Standard" style:family="paragraph">
      <style:paragraph-properties fo:margin-bottom="0in" fo:line-height="100%"/>
    </style:style>
    <style:style style:name="T138" style:parent-style-name="DefaultParagraphFont" style:family="text">
      <style:text-properties style:font-name="Open Sans" style:font-name-asian="Kozuka Gothic Pr6N L" style:font-name-complex="Open Sans" fo:font-weight="bold" style:font-weight-asian="bold" fo:font-style="italic" style:font-style-asian="italic" fo:font-size="8.5pt" style:font-size-asian="8.5pt" style:font-size-complex="8.5pt"/>
    </style:style>
    <style:style style:name="T139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140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141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142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143" style:parent-style-name="DefaultParagraphFont" style:family="text">
      <style:text-properties style:font-name="Open Sans" style:font-name-asian="Kozuka Gothic Pr6N L" style:font-name-complex="Open Sans" fo:font-weight="bold" style:font-weight-asian="bold" style:font-weight-complex="bold" fo:font-size="8.5pt" style:font-size-asian="8.5pt" style:font-size-complex="8.5pt"/>
    </style:style>
    <style:style style:name="P144" style:parent-style-name="ListParagraph" style:list-style-name="WWNum10" style:family="paragraph">
      <style:paragraph-properties fo:margin-bottom="0in" fo:line-height="100%"/>
      <style:text-properties style:font-name="Open Sans" style:font-name-asian="Kozuka Gothic Pr6N L" style:font-name-complex="Open Sans" fo:font-size="8.5pt" style:font-size-asian="8.5pt" style:font-size-complex="8.5pt"/>
    </style:style>
    <style:style style:name="P145" style:parent-style-name="ListParagraph" style:list-style-name="WWNum10" style:family="paragraph">
      <style:paragraph-properties fo:margin-bottom="0in" fo:line-height="100%"/>
      <style:text-properties style:font-name="Open Sans" style:font-name-asian="Kozuka Gothic Pr6N L" style:font-name-complex="Open Sans" fo:font-size="8.5pt" style:font-size-asian="8.5pt" style:font-size-complex="8.5pt"/>
    </style:style>
    <style:style style:name="P146" style:parent-style-name="ListParagraph" style:list-style-name="WWNum10" style:family="paragraph">
      <style:paragraph-properties fo:margin-bottom="0in" fo:line-height="100%"/>
    </style:style>
    <style:style style:name="T147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4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49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5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P151" style:parent-style-name="ListParagraph" style:list-style-name="WWNum10" style:family="paragraph">
      <style:paragraph-properties fo:line-height="100%"/>
    </style:style>
    <style:style style:name="T152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53" style:parent-style-name="DefaultParagraphFont" style:family="text">
      <style:text-properties style:font-name="Open Sans" style:font-name-asian="Kozuka Gothic Pr6N L" style:font-name-complex="Open Sans" fo:color="#000000" fo:font-size="8.5pt" style:font-size-asian="8.5pt" style:font-size-complex="8.5pt"/>
    </style:style>
    <style:style style:name="T15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none" fo:border-bottom="0.0034in solid #000000" fo:border-right="none" style:writing-mode="lr-tb" fo:padding-top="0.0402in" fo:padding-left="0.0798in" fo:padding-bottom="0in" fo:padding-right="0.0798in"/>
    </style:style>
    <style:style style:name="P157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.0402in" fo:padding-left="0.0798in" fo:padding-bottom="0.0402in" fo:padding-right="0.0798in"/>
    </style:style>
    <style:style style:name="P160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Cell161" style:family="table-cell">
      <style:table-cell-properties fo:border="none" style:writing-mode="lr-tb" fo:padding-top="0.0402in" fo:padding-left="0.0798in" fo:padding-bottom="0.0402in" fo:padding-right="0.0798in"/>
    </style:style>
    <style:style style:name="P162" style:parent-style-name="ListParagraph" style:list-style-name="LFO18" style:family="paragraph">
      <style:paragraph-properties style:vertical-align="auto" fo:margin-bottom="0in" fo:line-height="100%"/>
    </style:style>
    <style:style style:name="T163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66" style:parent-style-name="DefaultParagraphFont" style:family="text">
      <style:text-properties style:font-name="Open Sans" style:font-name-asian="Kozuka Gothic Pr6N L" style:font-name-complex="Open Sans" fo:font-style="italic" style:font-style-asian="italic" style:font-style-complex="italic" fo:font-size="8.5pt" style:font-size-asian="8.5pt" style:font-size-complex="8.5pt"/>
    </style:style>
    <style:style style:name="P167" style:parent-style-name="ListParagraph" style:list-style-name="LFO18" style:family="paragraph">
      <style:paragraph-properties style:vertical-align="auto" fo:margin-bottom="0in" fo:line-height="100%"/>
    </style:style>
    <style:style style:name="T16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69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7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72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173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7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75" style:parent-style-name="DefaultParagraphFont" style:family="text">
      <style:text-properties style:font-name="Open Sans" style:font-name-asian="Kozuka Gothic Pr6N L" style:font-name-complex="Open Sans" fo:font-style="italic" style:font-style-asian="italic" style:font-style-complex="italic" fo:font-size="8.5pt" style:font-size-asian="8.5pt" style:font-size-complex="8.5pt"/>
    </style:style>
    <style:style style:name="P176" style:parent-style-name="ListParagraph" style:list-style-name="LFO18" style:family="paragraph">
      <style:paragraph-properties style:vertical-align="auto" fo:margin-bottom="0in" fo:line-height="100%"/>
    </style:style>
    <style:style style:name="T177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7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79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8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P181" style:parent-style-name="ListParagraph" style:list-style-name="LFO18" style:family="paragraph">
      <style:paragraph-properties style:vertical-align="auto" fo:margin-bottom="0in" fo:line-height="100%"/>
    </style:style>
    <style:style style:name="T182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83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85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86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87" style:parent-style-name="DefaultParagraphFont" style:family="text">
      <style:text-properties style:font-name="Open Sans" style:font-name-asian="Kozuka Gothic Pr6N L" style:font-name-complex="Open Sans" fo:font-style="italic" style:font-style-asian="italic" style:font-style-complex="italic" fo:font-size="8.5pt" style:font-size-asian="8.5pt" style:font-size-complex="8.5pt"/>
    </style:style>
    <style:style style:name="T188" style:parent-style-name="DefaultParagraphFont" style:family="text">
      <style:text-properties style:font-name="Open Sans" style:font-name-asian="Kozuka Gothic Pr6N L" style:font-name-complex="Open Sans" fo:font-style="italic" style:font-style-asian="italic" style:font-style-complex="italic" fo:font-size="8.5pt" style:font-size-asian="8.5pt" style:font-size-complex="8.5pt"/>
    </style:style>
    <style:style style:name="P189" style:parent-style-name="ListParagraph" style:list-style-name="LFO18" style:family="paragraph">
      <style:paragraph-properties style:vertical-align="auto" fo:margin-bottom="0in" fo:line-height="100%"/>
    </style:style>
    <style:style style:name="T19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91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192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193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none" fo:border-bottom="0.0034in solid #000000" fo:border-right="none" style:writing-mode="lr-tb" fo:padding-top="0.0402in" fo:padding-left="0.0798in" fo:padding-bottom="0in" fo:padding-right="0.0798in"/>
    </style:style>
    <style:style style:name="P196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none" style:writing-mode="lr-tb" fo:padding-top="0.0402in" fo:padding-left="0.0798in" fo:padding-bottom="0in" fo:padding-right="0.0798in"/>
    </style:style>
    <style:style style:name="P199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Cell200" style:family="table-cell">
      <style:table-cell-properties fo:border="none" style:writing-mode="lr-tb" style:vertical-align="middle" fo:padding-top="0.0402in" fo:padding-left="0.0798in" fo:padding-bottom="0in" fo:padding-right="0.0798in"/>
    </style:style>
    <style:style style:name="P201" style:parent-style-name="ListParagraph" style:family="paragraph">
      <style:paragraph-properties fo:margin-bottom="0in" fo:line-height="100%" fo:margin-left="0in">
        <style:tab-stops/>
      </style:paragraph-properties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Cell202" style:family="table-cell">
      <style:table-cell-properties fo:border="none" style:writing-mode="lr-tb" style:vertical-align="middle" fo:padding-top="0.0402in" fo:padding-left="0.0798in" fo:padding-bottom="0in" fo:padding-right="0.0798in"/>
    </style:style>
    <style:style style:name="P20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20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05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06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07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20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09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1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11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212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13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21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15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216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17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18" style:parent-style-name="DefaultParagraphFont" style:family="text"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219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2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writing-mode="lr-tb" fo:padding-top="0.0402in" fo:padding-left="0.0798in" fo:padding-bottom="0in" fo:padding-right="0.0798in"/>
    </style:style>
    <style:style style:name="P223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Cell224" style:family="table-cell">
      <style:table-cell-properties fo:border="none" style:writing-mode="lr-tb" style:vertical-align="middle" fo:padding-top="0.0402in" fo:padding-left="0.0798in" fo:padding-bottom="0in" fo:padding-right="0.0798in"/>
    </style:style>
    <style:style style:name="P225" style:parent-style-name="ListParagraph" style:family="paragraph">
      <style:paragraph-properties fo:margin-bottom="0in" fo:line-height="100%" fo:margin-left="0in">
        <style:tab-stops/>
      </style:paragraph-properties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Cell226" style:family="table-cell">
      <style:table-cell-properties fo:border="none" style:writing-mode="lr-tb" style:vertical-align="middle" fo:padding-top="0.0402in" fo:padding-left="0.0798in" fo:padding-bottom="0in" fo:padding-right="0.0798in"/>
    </style:style>
    <style:style style:name="P22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22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29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3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31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32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33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3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35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36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37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3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39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4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41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42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43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4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none" style:writing-mode="lr-tb" fo:padding-top="0.0402in" fo:padding-left="0.0798in" fo:padding-bottom="0in" fo:padding-right="0.0798in"/>
    </style:style>
    <style:style style:name="P247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Cell248" style:family="table-cell">
      <style:table-cell-properties fo:border="none" style:writing-mode="lr-tb" style:vertical-align="middle" fo:padding-top="0.0402in" fo:padding-left="0.0798in" fo:padding-bottom="0in" fo:padding-right="0.0798in"/>
    </style:style>
    <style:style style:name="P249" style:parent-style-name="ListParagraph" style:family="paragraph">
      <style:paragraph-properties fo:margin-bottom="0in" fo:line-height="100%" fo:margin-left="0in">
        <style:tab-stops/>
      </style:paragraph-properties>
      <style:text-properties style:font-name="Open Sans" style:font-name-asian="Kozuka Gothic Pr6N L" style:font-name-complex="Open Sans" fo:font-weight="bold" style:font-weight-asian="bold" fo:font-size="8.5pt" style:font-size-asian="8.5pt" style:font-size-complex="8.5pt"/>
    </style:style>
    <style:style style:name="TableCell250" style:family="table-cell">
      <style:table-cell-properties fo:border="none" style:writing-mode="lr-tb" style:vertical-align="middle" fo:padding-top="0.0402in" fo:padding-left="0.0798in" fo:padding-bottom="0in" fo:padding-right="0.0798in"/>
    </style:style>
    <style:style style:name="P251" style:parent-style-name="Standard" style:family="paragraph">
      <style:paragraph-properties fo:margin-bottom="0in" fo:line-height="100%"/>
    </style:style>
    <style:style style:name="T252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53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5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55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56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P257" style:parent-style-name="Standard" style:family="paragraph">
      <style:paragraph-properties fo:margin-bottom="0in" fo:line-height="100%"/>
    </style:style>
    <style:style style:name="T25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59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60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61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62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63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T264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65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 style:text-underline-type="single" style:text-underline-style="solid" style:text-underline-width="auto" style:text-underline-mode="continuous"/>
    </style:style>
    <style:style style:name="P266" style:parent-style-name="Standard" style:family="paragraph">
      <style:paragraph-properties fo:margin-bottom="0in" fo:line-height="100%"/>
      <style:text-properties style:font-name="Open Sans" style:font-name-asian="Kozuka Gothic Pr6N L" style:font-name-complex="Open Sans" fo:font-size="8.5pt" style:font-size-asian="8.5pt" style:font-size-complex="8.5pt"/>
    </style:style>
    <style:style style:name="P267" style:parent-style-name="Standard" style:family="paragraph">
      <style:paragraph-properties fo:margin-bottom="0in" fo:line-height="100%"/>
    </style:style>
    <style:style style:name="T268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T269" style:parent-style-name="DefaultParagraphFont" style:family="text">
      <style:text-properties style:font-name="Open Sans" style:font-name-asian="Kozuka Gothic Pr6N L" style:font-name-complex="Open Sans" fo:font-size="8.5pt" style:font-size-asian="8.5pt" style:font-size-complex="8.5pt"/>
    </style:style>
    <style:style style:name="P270" style:parent-style-name="Standard" style:family="paragraph">
      <style:paragraph-properties fo:margin-bottom="0in" fo:line-height="100%"/>
      <style:text-properties style:font-name="Open Sans" fo:font-size="8.5pt" style:font-size-asian="8.5pt" style:font-size-complex="8.5pt"/>
    </style:style>
  </office:automatic-styles>
  <office:body>
    <office:text text:use-soft-page-breaks="true">
      <text:p text:style-name="P1">Mckenna Cisler</text:p>
      <text:p text:style-name="P3">mckenna_cisler@brown.edu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3">
            <text:p text:style-name="P11">www.mcisler.com</text:p>
            <text:p text:style-name="P12"><text:span text:style-name="T13">www.linkedin.com/in/</text:span><text:span text:style-name="T14">mckenna-cisler</text:span></text:p>
            <text:p text:style-name="P15"><text:span text:style-name="T16">www.github.com/</text:span><text:span text:style-name="T17">MckennaCisler</text:span></text:p>
          </table:table-cell>
          <table:covered-table-cell/>
          <table:covered-table-cell/>
          <table:table-cell table:style-name="TableCell18">
            <text:p text:style-name="P19">492 Birches Road</text:p>
            <text:p text:style-name="P20">Sugar Hill, NH</text:p>
            <text:p text:style-name="P21"><text:s/>(603) 991-2470</text:p>
          </table:table-cell>
        </table:table-row>
        <table:table-row table:style-name="TableRow22">
          <table:table-cell table:style-name="TableCell23" table:number-columns-spanned="4">
            <text:p text:style-name="P24">EDUCATION</text:p>
          </table:table-cell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/>
          </table:table-cell>
          <table:table-cell table:style-name="TableCell28" table:number-columns-spanned="3">
            <text:p text:style-name="P29"><text:span text:style-name="T30">B.S. Computer Science<text:s/></text:span><text:span text:style-name="T31"><text:tab/></text:span><text:span text:style-name="T32"><text:tab/><text:s text:c="3"/></text:span><text:span text:style-name="T33"><text:tab/><text:s text:c="6"/></text:span><text:span text:style-name="T34">GPA:<text:s/></text:span><text:span text:style-name="T35">3.83</text:span><text:span text:style-name="T36"><text:s/></text:span><text:span text:style-name="T37">/ 4.0</text:span><text:span text:style-name="T38"><text:tab/></text:span><text:span text:style-name="T39"><text:tab/><text:s text:c="4"/></text:span><text:span text:style-name="T40"><text:tab/><text:s text:c="4"/></text:span><text:span text:style-name="T41"><text:tab/><text:s text:c="9"/></text:span><text:span text:style-name="T42">Sept 2016 — May 2020</text:span></text:p>
            <text:p text:style-name="P43"><text:span text:style-name="T44">Brown University</text:span><text:span text:style-name="T45">, Providence, RI</text:span></text:p>
            <text:p text:style-name="P46"/>
            <text:p text:style-name="P47"><text:span text:style-name="T48">High School<text:s/></text:span><text:span text:style-name="T49"><text:tab/></text:span><text:span text:style-name="T50"><text:tab/></text:span><text:span text:style-name="T51"><text:tab/></text:span><text:span text:style-name="T52"><text:tab/><text:s text:c="6"/></text:span><text:span text:style-name="T53">GPA:<text:s/></text:span><text:span text:style-name="T54">92.24 / 100<text:s/></text:span><text:span text:style-name="T55"><text:tab/><text:s text:c="5"/></text:span><text:span text:style-name="T56"><text:tab/><text:s text:c="20"/></text:span><text:span text:style-name="T57">August 2012 — June 2016</text:span></text:p>
            <text:p text:style-name="P58"><text:span text:style-name="T59">St. Johnsbury Academy</text:span><text:span text:style-name="T60">, St. Johnsbury, VT</text:span></text:p>
          </table:table-cell>
          <table:covered-table-cell/>
          <table:covered-table-cell/>
        </table:table-row>
        <table:table-row table:style-name="TableRow61">
          <table:table-cell table:style-name="TableCell62" table:number-columns-spanned="4">
            <text:p text:style-name="P63">RELEVANT EXPERIENCE</text:p>
          </table:table-cell>
          <table:covered-table-cell/>
          <table:covered-table-cell/>
          <table:covered-table-cell/>
        </table:table-row>
        <table:table-row table:style-name="TableRow64">
          <table:table-cell table:style-name="TableCell65">
            <text:p text:style-name="P66"/>
          </table:table-cell>
          <table:table-cell table:style-name="TableCell67" table:number-columns-spanned="3">
            <text:p text:style-name="P68">Robotics Technician</text:p>
            <text:p text:style-name="P69"><text:span text:style-name="T70">Humanity-Centered Robotics Initiative, Brown University<text:s/></text:span><text:span text:style-name="T71"><text:tab/><text:s text:c="8"/></text:span><text:span text:style-name="T72"><text:tab/><text:s/></text:span><text:span text:style-name="T73"><text:tab/></text:span><text:span text:style-name="T74"><text:tab/><text:s text:c="11"/></text:span><text:span text:style-name="T75">Sept. 2016 — Present</text:span></text:p>
            <text:list text:style-name="WWNum12">
              <text:list-item>
                <text:p text:style-name="P76"><text:span text:style-name="T77">Working on generalized video conferencing and teleoperation web platform for robots</text:span><text:span text:style-name="T78"><text:s/>(</text:span><text:span text:style-name="T79">NodeJS</text:span><text:span text:style-name="T80">,<text:s/></text:span><text:span text:style-name="T81">ROS</text:span><text:span text:style-name="T82">)</text:span><text:span text:style-name="T83">.</text:span></text:p>
              </text:list-item>
            </text:list>
            <text:list text:style-name="WWNum12" text:continue-numbering="true">
              <text:list-item>
                <text:p text:style-name="P84"><text:span text:style-name="T85">Working on hardware interfacing, voice communication, and user interaction design for “Tablebot” – a novel mobil</text:span><text:span text:style-name="T86">e telepresence robot designed to resemble furniture (</text:span><text:span text:style-name="T87">C++</text:span><text:span text:style-name="T88">,<text:s/></text:span><text:span text:style-name="T89">Python</text:span><text:span text:style-name="T90">,<text:s/></text:span><text:span text:style-name="T91">ROS</text:span><text:span text:style-name="T92">).</text:span></text:p>
              </text:list-item>
              <text:list-item>
                <text:p text:style-name="P93"><text:span text:style-name="T94">Co-developing<text:s/></text:span><text:span text:style-name="T95">NodeJS</text:span><text:span text:style-name="T96"><text:s/>&amp;<text:s/></text:span><text:span text:style-name="T97">NodeMCU-based</text:span><text:span text:style-name="T98"><text:s/>wireless trash can monitoring system for Brown University Facilities Department.</text:span></text:p>
              </text:list-item>
              <text:list-item>
                <text:p text:style-name="P99"><text:span text:style-name="T100">Setting up various<text:s/></text:span><text:span text:style-name="T101">ROS</text:span><text:span text:style-name="T102">-based robots, including the TurtleBot and<text:s/></text:span><text:span text:style-name="T103">MIT’s DuckieBot self-driving car.</text:span></text:p>
              </text:list-item>
              <text:list-item>
                <text:p text:style-name="P104"><text:span text:style-name="T105">Worked on<text:s/></text:span><text:span text:style-name="T106">Raspberry Pi</text:span><text:span text:style-name="T107"><text:s/></text:span><text:span text:style-name="T108">and</text:span><text:span text:style-name="T109"><text:s/></text:span><text:span text:style-name="T110">OpenCV-based</text:span><text:span text:style-name="T111"><text:s/>dice-reading randomness generator.</text:span></text:p>
              </text:list-item>
            </text:list>
            <text:p text:style-name="P112"/>
            <text:p text:style-name="P113">Flight Software Programmer</text:p>
            <text:p text:style-name="P114"><text:span text:style-name="T115">Brown Space Engineering Club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text:s text:c="10"/></text:span><text:span text:style-name="T123"><text:s/></text:span><text:span text:style-name="T124">Sept. 2016 — Present</text:span></text:p>
            <text:list text:style-name="WWNum11">
              <text:list-item>
                <text:p text:style-name="P125">Working on flight software for CubeSat scheduled to<text:s/>launch in early 2018.</text:p>
              </text:list-item>
              <text:list-item>
                <text:p text:style-name="P126"><text:span text:style-name="T127">Writing<text:s/></text:span><text:span text:style-name="T128">RTOS</text:span><text:span text:style-name="T129"><text:s/>tasks in<text:s/></text:span><text:span text:style-name="T130">C</text:span><text:span text:style-name="T131"><text:s/>for multi-frequency data recording and transmission packaging.</text:span></text:p>
              </text:list-item>
              <text:list-item>
                <text:p text:style-name="P132">Working on boot sequence and satellite state handling systems.</text:p>
              </text:list-item>
              <text:list-item>
                <text:p text:style-name="P133">Co-designing data collection structures and transmission schema; writing reliability<text:s/>tests.</text:p>
              </text:list-item>
              <text:list-item>
                <text:p text:style-name="P134">Optimized data structure RAM usage; converted all systems to static memory allocation.</text:p>
              </text:list-item>
            </text:list>
            <text:p text:style-name="P135"/>
            <text:p text:style-name="P136">Educational Resource Developer / Camp Instructor</text:p>
            <text:p text:style-name="P137"><text:span text:style-name="T138">White Mountain Science, Inc., Bethlehem, NH</text:span><text:span text:style-name="T139"><text:tab/></text:span><text:span text:style-name="T140"><text:tab/><text:s text:c="20"/></text:span><text:span text:style-name="T141"><text:tab/></text:span><text:span text:style-name="T142"><text:tab/><text:s text:c="10"/>Jan. 2015 —</text:span><text:span text:style-name="T143"><text:s/>Aug. 2017</text:span></text:p>
            <text:list text:style-name="WWNum10">
              <text:list-item>
                <text:p text:style-name="P144">Planned and<text:s/>ran STEAM workshops for 3rd – 9th graders.</text:p>
              </text:list-item>
              <text:list-item>
                <text:p text:style-name="P145">Developed and configured High Altitude Balloon (HAB) on-board, tracking, and retrieval systems.</text:p>
              </text:list-item>
              <text:list-item>
                <text:p text:style-name="P146"><text:span text:style-name="T147">Developed an<text:s/></text:span><text:span text:style-name="T148">ATtiny85-based</text:span><text:span text:style-name="T149"><text:s/>“paper circuit” controller to be sold to educators, including documentation,<text:s/></text:span><text:span text:style-name="T150">manufacturing, and marketing materials; shipped demo to local school.</text:span></text:p>
              </text:list-item>
              <text:list-item>
                <text:p text:style-name="P151"><text:span text:style-name="T152">Developed and assembled educational tools and resources including IoT devices, ScratchX extensions, and<text:s/></text:span><text:span text:style-name="T153">a R</text:span><text:span text:style-name="T154">aspberry Pi-based Sphero programming interface.</text:span></text:p>
              </text:list-item>
            </text:list>
          </table:table-cell>
          <table:covered-table-cell/>
          <table:covered-table-cell/>
        </table:table-row>
        <table:table-row table:style-name="TableRow155">
          <table:table-cell table:style-name="TableCell156" table:number-columns-spanned="4">
            <text:p text:style-name="P157">PERSONAL PROJECTS</text:p>
          </table:table-cell>
          <table:covered-table-cell/>
          <table:covered-table-cell/>
          <table:covered-table-cell/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 table:number-columns-spanned="3">
            <text:list text:style-name="LFO18" text:continue-numbering="true">
              <text:list-item>
                <text:p text:style-name="P162"><text:span text:style-name="T163">Java /<text:s/></text:span><text:span text:style-name="T164">Javascript</text:span><text:span text:style-name="T165"><text:s/>webapp for Wikipedia Game; co-designed and debugged websocket communication framework, designed Wikipedia page crawling, caching, and dynamic game generation; optimized memory usage for Heroku deployment.<text:s/></text:span><text:span text:style-name="T166">CSCI 0320 final team project</text:span></text:p>
              </text:list-item>
              <text:list-item>
                <text:p text:style-name="P167"><text:span text:style-name="T168">Music queue</text:span><text:span text:style-name="T169"><text:s/>web app for crowd-sourced playlists using<text:s/></text:span><text:span text:style-name="T170">Meteor</text:span><text:span text:style-name="T171">,</text:span><text:span text:style-name="T172"><text:s/></text:span><text:span text:style-name="T173">MongoDB</text:span><text:span text:style-name="T174">.<text:s/></text:span><text:span text:style-name="T175">Hack@Brown hackathon team</text:span></text:p>
              </text:list-item>
              <text:list-item>
                <text:p text:style-name="P176"><text:span text:style-name="T177">Javascript-based</text:span><text:span text:style-name="T178"><text:s/>academic citation conversion engine and<text:s/></text:span><text:span text:style-name="T179">Apache / PHP</text:span><text:span text:style-name="T180"><text:s/>web app.</text:span></text:p>
              </text:list-item>
              <text:list-item>
                <text:p text:style-name="P181"><text:span text:style-name="T182">Visualization of socioeconomic data on Hubway stations using<text:s/></text:span><text:span text:style-name="T183">NodeJS</text:span><text:span text:style-name="T184">,<text:s/></text:span><text:span text:style-name="T185">D3.js</text:span><text:span text:style-name="T186">.<text:s/></text:span><text:span text:style-name="T187">Brown Datathon<text:s/></text:span><text:span text:style-name="T188">team</text:span></text:p>
              </text:list-item>
              <text:list-item>
                <text:p text:style-name="P189"><text:span text:style-name="T190">Raspberry Pi-based</text:span><text:span text:style-name="T191"><text:s/>alarm clock with<text:s/></text:span><text:span text:style-name="T192">Python</text:span><text:span text:style-name="T193"><text:s/>backend to web interface.</text:span></text:p>
              </text:list-item>
            </text:list>
          </table:table-cell>
          <table:covered-table-cell/>
          <table:covered-table-cell/>
        </table:table-row>
        <table:table-row table:style-name="TableRow194">
          <table:table-cell table:style-name="TableCell195" table:number-columns-spanned="4">
            <text:p text:style-name="P196">SKILLS</text:p>
          </table:table-cell>
          <table:covered-table-cell/>
          <table:covered-table-cell/>
          <table:covered-table-cell/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>Languages</text:p>
          </table:table-cell>
          <table:table-cell table:style-name="TableCell202" table:number-columns-spanned="2">
            <text:p text:style-name="P203"><text:span text:style-name="T204">Strong in<text:s/></text:span><text:span text:style-name="T205">Java</text:span><text:span text:style-name="T206">;</text:span><text:span text:style-name="T207"><text:s/></text:span><text:span text:style-name="T208">Proficient in<text:s/></text:span><text:span text:style-name="T209">Javascript</text:span><text:span text:style-name="T210">,</text:span><text:span text:style-name="T211"><text:s/></text:span><text:span text:style-name="T212">C</text:span><text:span text:style-name="T213"><text:s/></text:span><text:span text:style-name="T214">&amp;</text:span><text:span text:style-name="T215"><text:s/></text:span><text:span text:style-name="T216">Python</text:span><text:span text:style-name="T217">;</text:span><text:span text:style-name="T218"><text:s/></text:span><text:span text:style-name="T219">Experience with<text:s/></text:span><text:span text:style-name="T220">C++</text:span></text:p>
          </table:table-cell>
          <table:covered-table-cell/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>Tools</text:p>
          </table:table-cell>
          <table:table-cell table:style-name="TableCell226" table:number-columns-spanned="2">
            <text:p text:style-name="P227"><text:span text:style-name="T228">Strong in<text:s/></text:span><text:span text:style-name="T229">jQuery</text:span><text:span text:style-name="T230">,<text:s/></text:span><text:span text:style-name="T231">Bootstrap</text:span><text:span text:style-name="T232"><text:s/>&amp;<text:s/></text:span><text:span text:style-name="T233">Git (CLI)</text:span><text:span text:style-name="T234">; Proficient in<text:s/></text:span><text:span text:style-name="T235">NodeJS</text:span><text:span text:style-name="T236">,<text:s/></text:span><text:span text:style-name="T237">React</text:span><text:span text:style-name="T238">,<text:s/></text:span><text:span text:style-name="T239">Python<text:s/></text:span><text:span text:style-name="T240">Tornado</text:span><text:span text:style-name="T241">,<text:s/></text:span><text:span text:style-name="T242">ROS</text:span><text:span text:style-name="T243"><text:s/>&amp;<text:s/></text:span><text:span text:style-name="T244">FreeRTOS</text:span></text:p>
          </table:table-cell>
          <table:covered-table-cell/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Other</text:p>
          </table:table-cell>
          <table:table-cell table:style-name="TableCell250" table:number-columns-spanned="2">
            <text:p text:style-name="P251"><text:span text:style-name="T252">Experience with CAD (</text:span><text:span text:style-name="T253">Inventor</text:span><text:span text:style-name="T254">,<text:s/></text:span><text:span text:style-name="T255">OnShape</text:span><text:span text:style-name="T256">), 3D Printing, Laser Cutting &amp; Lathe</text:span></text:p>
            <text:p text:style-name="P257"><text:span text:style-name="T258">Experience with graphic design (</text:span><text:span text:style-name="T259">Blender</text:span><text:span text:style-name="T260">,<text:s/></text:span><text:span text:style-name="T261">Premier</text:span><text:span text:style-name="T262">,<text:s/></text:span><text:span text:style-name="T263">GIMP</text:span><text:span text:style-name="T264">,<text:s/></text:span><text:span text:style-name="T265">Photoshop)</text:span></text:p>
            <text:p text:style-name="P266">Licensed amateur radio operator (awaiting call sign)</text:p>
            <text:p text:style-name="P267"><text:span text:style-name="T268">Student Pilot Certificate (l</text:span><text:span text:style-name="T269">icensed to train solo)</text:span></text:p>
          </table:table-cell>
          <table:covered-table-cell/>
        </table:table-row>
      </table:table>
      <text:p text:style-name="P2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 svg:panose-1="2 2 6 3 5 4 5 2 3 4"/>
    <style:font-face style:name="Open Sans" svg:font-family="Open Sans" style:font-family-generic="swiss" style:font-pitch="variable" svg:panose-1="2 11 6 6 3 5 4 2 2 4"/>
    <style:font-face style:name="Kozuka Gothic Pr6N L" svg:font-family="Kozuka Gothic Pr6N L" style:font-family-generic="swiss" style:font-pitch="variable" svg:panose-1="2 11 2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ListContents" style:display-name="List Contents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FootnoteSymbol" style:display-name="Footnote Symbol" style:family="text"/>
    <style:style style:name="EndnoteSymbol" style:display-name="Endnote Symbol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OpenSymbol" fo:font-size="11pt" style:font-size-asian="11pt" style:font-size-complex="11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OpenSymbol" fo:font-size="11pt" style:font-size-asian="11pt" style:font-size-complex="11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OpenSymbol" fo:font-size="11pt" style:font-size-asian="11pt" style:font-size-complex="11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8">
      <text:list-level-style-bullet text:level="1" text:style-name="WW_CharLFO18LVL1" text:bullet-char="–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5in" fo:margin-bottom="0.2402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text-properties style:font-name="Liberation Serif" style:font-name-complex="Liberation Serif" fo:font-size="9pt" style:font-size-asian="9pt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ckenna Cisler</meta:initial-creator>
    <dc:creator>Mckenna Cisler</dc:creator>
    <meta:creation-date>2016-11-08T17:51:00Z</meta:creation-date>
    <dc:date>2017-09-13T05:17:00Z</dc:date>
    <meta:print-date>2017-06-25T16:39:00Z</meta:print-date>
    <meta:template xlink:href="Normal.dotm" xlink:type="simple"/>
    <meta:editing-cycles>622</meta:editing-cycles>
    <meta:editing-duration>PT118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6" meta:word-count="501" meta:character-count="3352" meta:row-count="23" meta:non-whitespace-character-count="2857"/>
  </office:meta>
</office:document-meta>
</file>